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Giocatore</text:p>
          </table:table-cell>
          <table:table-cell office:value-type="string" calcext:value-type="string">
            <text:p>Squadra</text:p>
          </table:table-cell>
          <table:table-cell office:value-type="string" calcext:value-type="string">
            <text:p>Risultato</text:p>
          </table:table-cell>
          <table:table-cell office:value-type="string" calcext:value-type="string">
            <text:p>Inserito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office:value-type="string" calcext:value-type="string">
            <text:p>Rello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office:value-type="string" calcext:value-type="string">
            <text:p>Faggi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office:value-type="string" calcext:value-type="string">
            <text:p>Flammi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office:value-type="string" calcext:value-type="string">
            <text:p>Gabry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office:value-type="string" calcext:value-type="string">
            <text:p>Bend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 office:value-type="string" calcext:value-type="string">
            <text:p>Me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Rell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Faggi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Pagn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Flammi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Gabry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Boci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Dam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 office:value-type="string" calcext:value-type="string">
            <text:p>Flammi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 office:value-type="string" calcext:value-type="string">
            <text:p>Gig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 office:value-type="string" calcext:value-type="string">
            <text:p>Dam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 office:value-type="string" calcext:value-type="string">
            <text:p>Faggi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 office:value-type="string" calcext:value-type="string">
            <text:p>Gabri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Dam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Gabry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Faggi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Rell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Bend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 office:value-type="string" calcext:value-type="string">
            <text:p>Me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string" calcext:value-type="string">
            <text:p>Faggio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string" calcext:value-type="string">
            <text:p>Rello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string" calcext:value-type="string">
            <text:p>Cuz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string" calcext:value-type="string">
            <text:p>Flammi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string" calcext:value-type="string">
            <text:p>Dami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string" calcext:value-type="string">
            <text:p>Sim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 office:value-type="string" calcext:value-type="string">
            <text:p>Bendo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Flammia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Bend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Faggi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Dam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string" calcext:value-type="string">
            <text:p>Faggi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string" calcext:value-type="string">
            <text:p>Dami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string" calcext:value-type="string">
            <text:p>Bend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string" calcext:value-type="string">
            <text:p>Rell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string" calcext:value-type="string">
            <text:p>Flammi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 office:value-type="string" calcext:value-type="string">
            <text:p>Gig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string" calcext:value-type="string">
            <text:p>Flammia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string" calcext:value-type="string">
            <text:p>Dami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string" calcext:value-type="string">
            <text:p>Carlesi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string" calcext:value-type="string">
            <text:p>Buge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string" calcext:value-type="string">
            <text:p>Rell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string" calcext:value-type="string">
            <text:p>Gig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string" calcext:value-type="string">
            <text:p>Bend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string" calcext:value-type="string">
            <text:p>Ricc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Faggio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Dam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Flammi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arles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Meo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0:05:07.962915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0-10-10T20:16:51.930643184</dc:date>
    <meta:editing-duration>PT37M4S</meta:editing-duration>
    <meta:editing-cycles>10</meta:editing-cycles>
    <meta:document-statistic meta:table-count="1" meta:cell-count="440" meta:object-count="0"/>
  </office:meta>
</office:document-meta>
</file>